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mp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TriangleList</text:p>
          </table:table-cell>
          <table:table-cell office:value-type="string" calcext:value-type="string">
            <text:p>Label max</text:p>
          </table:table-cell>
          <table:table-cell office:value-type="string" calcext:value-type="string">
            <text:p>Label frontier</text:p>
          </table:table-cell>
          <table:table-cell office:value-type="string" calcext:value-type="string">
            <text:p>label seed</text:p>
          </table:table-cell>
          <table:table-cell office:value-type="string" calcext:value-type="string">
            <text:p>Label total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4.088" calcext:value-type="float">
            <text:p>234.088</text:p>
          </table:table-cell>
          <table:table-cell office:value-type="float" office:value="233.728" calcext:value-type="float">
            <text:p>233.728</text:p>
          </table:table-cell>
          <table:table-cell office:value-type="float" office:value="0.985046" calcext:value-type="float">
            <text:p>0.985046</text:p>
          </table:table-cell>
          <table:table-cell office:value-type="float" office:value="1.61879" calcext:value-type="float">
            <text:p>1.61879</text:p>
          </table:table-cell>
          <table:table-cell office:value-type="float" office:value="2.30958" calcext:value-type="float">
            <text:p>2.30958</text:p>
          </table:table-cell>
          <table:table-cell table:formula="of:=[.D3]+[.E3]+[.F3]" office:value-type="float" office:value="4.913416" calcext:value-type="float">
            <text:p>4.913416</text:p>
          </table:table-cell>
          <table:table-cell office:value-type="float" office:value="0.48322" calcext:value-type="float">
            <text:p>0.48322</text:p>
          </table:table-cell>
          <table:table-cell table:formula="of:=[.G3]+[.H3]" office:value-type="float" office:value="5.396636" calcext:value-type="float">
            <text:p>5.3966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05.29" calcext:value-type="float">
            <text:p>7605.29</text:p>
          </table:table-cell>
          <table:table-cell office:value-type="float" office:value="7603.83" calcext:value-type="float">
            <text:p>7603.83</text:p>
          </table:table-cell>
          <table:table-cell office:value-type="float" office:value="5.93518" calcext:value-type="float">
            <text:p>5.93518</text:p>
          </table:table-cell>
          <table:table-cell office:value-type="float" office:value="10.4157" calcext:value-type="float">
            <text:p>10.4157</text:p>
          </table:table-cell>
          <table:table-cell office:value-type="float" office:value="14.8138" calcext:value-type="float">
            <text:p>14.8138</text:p>
          </table:table-cell>
          <table:table-cell table:formula="of:=[.D4]+[.E4]+[.F4]" office:value-type="float" office:value="31.16468" calcext:value-type="float">
            <text:p>31.16468</text:p>
          </table:table-cell>
          <table:table-cell office:value-type="float" office:value="2.82309" calcext:value-type="float">
            <text:p>2.82309</text:p>
          </table:table-cell>
          <table:table-cell table:formula="of:=[.G4]+[.H4]" office:value-type="float" office:value="33.98777" calcext:value-type="float">
            <text:p>33.98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363.5" calcext:value-type="float">
            <text:p>37363.5</text:p>
          </table:table-cell>
          <table:table-cell office:value-type="float" office:value="37360.4" calcext:value-type="float">
            <text:p>37360.4</text:p>
          </table:table-cell>
          <table:table-cell office:value-type="float" office:value="15.2484" calcext:value-type="float">
            <text:p>15.2484</text:p>
          </table:table-cell>
          <table:table-cell office:value-type="float" office:value="26.3673" calcext:value-type="float">
            <text:p>26.3673</text:p>
          </table:table-cell>
          <table:table-cell office:value-type="float" office:value="38.0216" calcext:value-type="float">
            <text:p>38.0216</text:p>
          </table:table-cell>
          <table:table-cell table:formula="of:=[.D5]+[.E5]+[.F5]" office:value-type="float" office:value="79.6373" calcext:value-type="float">
            <text:p>79.6373</text:p>
          </table:table-cell>
          <table:table-cell office:value-type="float" office:value="7.15628" calcext:value-type="float">
            <text:p>7.15628</text:p>
          </table:table-cell>
          <table:table-cell table:formula="of:=[.G5]+[.H5]" office:value-type="float" office:value="86.79358" calcext:value-type="float">
            <text:p>86.793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364" calcext:value-type="float">
            <text:p>204364</text:p>
          </table:table-cell>
          <table:table-cell office:value-type="float" office:value="204358" calcext:value-type="float">
            <text:p>204358</text:p>
          </table:table-cell>
          <table:table-cell office:value-type="float" office:value="43.277" calcext:value-type="float">
            <text:p>43.277</text:p>
          </table:table-cell>
          <table:table-cell office:value-type="float" office:value="70.3128" calcext:value-type="float">
            <text:p>70.3128</text:p>
          </table:table-cell>
          <table:table-cell office:value-type="float" office:value="101.06" calcext:value-type="float">
            <text:p>101.06</text:p>
          </table:table-cell>
          <table:table-cell table:formula="of:=[.D6]+[.E6]+[.F6]" office:value-type="float" office:value="214.6498" calcext:value-type="float">
            <text:p>214.6498</text:p>
          </table:table-cell>
          <table:table-cell office:value-type="float" office:value="19.5873" calcext:value-type="float">
            <text:p>19.5873</text:p>
          </table:table-cell>
          <table:table-cell table:formula="of:=[.G6]+[.H6]" office:value-type="float" office:value="234.2371" calcext:value-type="float">
            <text:p>234.237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20575" calcext:value-type="float">
            <text:p>520575</text:p>
          </table:table-cell>
          <table:table-cell office:value-type="float" office:value="520567" calcext:value-type="float">
            <text:p>520567</text:p>
          </table:table-cell>
          <table:table-cell office:value-type="float" office:value="74.3267" calcext:value-type="float">
            <text:p>74.3267</text:p>
          </table:table-cell>
          <table:table-cell office:value-type="float" office:value="122.97" calcext:value-type="float">
            <text:p>122.97</text:p>
          </table:table-cell>
          <table:table-cell office:value-type="float" office:value="177.021" calcext:value-type="float">
            <text:p>177.021</text:p>
          </table:table-cell>
          <table:table-cell table:formula="of:=[.D7]+[.E7]+[.F7]" office:value-type="float" office:value="374.3177" calcext:value-type="float">
            <text:p>374.3177</text:p>
          </table:table-cell>
          <table:table-cell office:value-type="float" office:value="33.2534" calcext:value-type="float">
            <text:p>33.2534</text:p>
          </table:table-cell>
          <table:table-cell table:formula="of:=[.G7]+[.H7]" office:value-type="float" office:value="407.5711" calcext:value-type="float">
            <text:p>407.57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" office:value-type="float" office:value="1071520" calcext:value-type="float">
            <text:p>1.07E+06</text:p>
          </table:table-cell>
          <table:table-cell table:style-name="ce1" office:value-type="float" office:value="1071510" calcext:value-type="float">
            <text:p>1.07E+06</text:p>
          </table:table-cell>
          <table:table-cell office:value-type="float" office:value="120.118" calcext:value-type="float">
            <text:p>120.118</text:p>
          </table:table-cell>
          <table:table-cell office:value-type="float" office:value="195.832" calcext:value-type="float">
            <text:p>195.832</text:p>
          </table:table-cell>
          <table:table-cell office:value-type="float" office:value="281.253" calcext:value-type="float">
            <text:p>281.253</text:p>
          </table:table-cell>
          <table:table-cell table:formula="of:=[.D8]+[.E8]+[.F8]" office:value-type="float" office:value="597.203" calcext:value-type="float">
            <text:p>597.203</text:p>
          </table:table-cell>
          <table:table-cell office:value-type="float" office:value="54.0536" calcext:value-type="float">
            <text:p>54.0536</text:p>
          </table:table-cell>
          <table:table-cell table:formula="of:=[.G8]+[.H8]" office:value-type="float" office:value="651.2566" calcext:value-type="float">
            <text:p>651.25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1789660" calcext:value-type="float">
            <text:p>1.79E+06</text:p>
          </table:table-cell>
          <table:table-cell table:style-name="ce1" office:value-type="float" office:value="1789650" calcext:value-type="float">
            <text:p>1.79E+06</text:p>
          </table:table-cell>
          <table:table-cell office:value-type="float" office:value="149.254" calcext:value-type="float">
            <text:p>149.254</text:p>
          </table:table-cell>
          <table:table-cell office:value-type="float" office:value="253.186" calcext:value-type="float">
            <text:p>253.186</text:p>
          </table:table-cell>
          <table:table-cell office:value-type="float" office:value="365.527" calcext:value-type="float">
            <text:p>365.527</text:p>
          </table:table-cell>
          <table:table-cell table:formula="of:=[.D9]+[.E9]+[.F9]" office:value-type="float" office:value="767.967" calcext:value-type="float">
            <text:p>767.967</text:p>
          </table:table-cell>
          <table:table-cell office:value-type="float" office:value="66.8339" calcext:value-type="float">
            <text:p>66.8339</text:p>
          </table:table-cell>
          <table:table-cell table:formula="of:=[.G9]+[.H9]" office:value-type="float" office:value="834.8009" calcext:value-type="float">
            <text:p>834.8009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Uncompress</text:p>
          </table:table-cell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Label max</text:p>
          </table:table-cell>
          <table:table-cell office:value-type="string" calcext:value-type="string">
            <text:p>Label frontier</text:p>
          </table:table-cell>
          <table:table-cell office:value-type="string" calcext:value-type="string">
            <text:p>label seed</text:p>
          </table:table-cell>
          <table:table-cell office:value-type="string" calcext:value-type="string">
            <text:p>Label total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56132" calcext:value-type="float">
            <text:p>0.456132</text:p>
          </table:table-cell>
          <table:table-cell/>
          <table:table-cell office:value-type="float" office:value="0.097605" calcext:value-type="float">
            <text:p>0.097605</text:p>
          </table:table-cell>
          <table:table-cell office:value-type="float" office:value="0.025063" calcext:value-type="float">
            <text:p>0.025063</text:p>
          </table:table-cell>
          <table:table-cell office:value-type="float" office:value="0.034788" calcext:value-type="float">
            <text:p>0.034788</text:p>
          </table:table-cell>
          <table:table-cell/>
          <table:table-cell office:value-type="float" office:value="0.057513" calcext:value-type="float">
            <text:p>0.05751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9857" calcext:value-type="float">
            <text:p>1.99857</text:p>
          </table:table-cell>
          <table:table-cell/>
          <table:table-cell office:value-type="float" office:value="0.473176" calcext:value-type="float">
            <text:p>0.473176</text:p>
          </table:table-cell>
          <table:table-cell office:value-type="float" office:value="0.127131" calcext:value-type="float">
            <text:p>0.127131</text:p>
          </table:table-cell>
          <table:table-cell office:value-type="float" office:value="0.170333" calcext:value-type="float">
            <text:p>0.170333</text:p>
          </table:table-cell>
          <table:table-cell/>
          <table:table-cell office:value-type="float" office:value="0.247949" calcext:value-type="float">
            <text:p>0.24794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0588" calcext:value-type="float">
            <text:p>7.90588</text:p>
          </table:table-cell>
          <table:table-cell/>
          <table:table-cell office:value-type="float" office:value="1.92308" calcext:value-type="float">
            <text:p>1.92308</text:p>
          </table:table-cell>
          <table:table-cell office:value-type="float" office:value="0.522279" calcext:value-type="float">
            <text:p>0.522279</text:p>
          </table:table-cell>
          <table:table-cell office:value-type="float" office:value="0.703625" calcext:value-type="float">
            <text:p>0.703625</text:p>
          </table:table-cell>
          <table:table-cell/>
          <table:table-cell office:value-type="float" office:value="1.00933" calcext:value-type="float">
            <text:p>1.00933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.1548" calcext:value-type="float">
            <text:p>12.1548</text:p>
          </table:table-cell>
          <table:table-cell/>
          <table:table-cell office:value-type="float" office:value="3.0688" calcext:value-type="float">
            <text:p>3.0688</text:p>
          </table:table-cell>
          <table:table-cell office:value-type="float" office:value="0.859015" calcext:value-type="float">
            <text:p>0.859015</text:p>
          </table:table-cell>
          <table:table-cell office:value-type="float" office:value="1.10919" calcext:value-type="float">
            <text:p>1.10919</text:p>
          </table:table-cell>
          <table:table-cell/>
          <table:table-cell office:value-type="float" office:value="1.51217" calcext:value-type="float">
            <text:p>1.51217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.6916" calcext:value-type="float">
            <text:p>17.6916</text:p>
          </table:table-cell>
          <table:table-cell/>
          <table:table-cell office:value-type="float" office:value="3.92627" calcext:value-type="float">
            <text:p>3.92627</text:p>
          </table:table-cell>
          <table:table-cell office:value-type="float" office:value="1.24737" calcext:value-type="float">
            <text:p>1.24737</text:p>
          </table:table-cell>
          <table:table-cell office:value-type="float" office:value="1.46232" calcext:value-type="float">
            <text:p>1.46232</text:p>
          </table:table-cell>
          <table:table-cell/>
          <table:table-cell office:value-type="float" office:value="2.06734" calcext:value-type="float">
            <text:p>2.06734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.5667" calcext:value-type="float">
            <text:p>19.5667</text:p>
          </table:table-cell>
          <table:table-cell/>
          <table:table-cell office:value-type="float" office:value="4.93695" calcext:value-type="float">
            <text:p>4.93695</text:p>
          </table:table-cell>
          <table:table-cell office:value-type="float" office:value="1.49789" calcext:value-type="float">
            <text:p>1.49789</text:p>
          </table:table-cell>
          <table:table-cell office:value-type="float" office:value="1.77625" calcext:value-type="float">
            <text:p>1.77625</text:p>
          </table:table-cell>
          <table:table-cell/>
          <table:table-cell office:value-type="float" office:value="2.50263" calcext:value-type="float">
            <text:p>2.502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0:04:51.581395519</meta:creation-date>
    <dc:date>2021-12-21T12:04:28.231757072</dc:date>
    <meta:editing-duration>PT17M36S</meta:editing-duration>
    <meta:editing-cycles>1</meta:editing-cycles>
    <meta:document-statistic meta:table-count="1" meta:cell-count="117" meta:object-count="0"/>
    <meta:generator>LibreOffice/7.2.3.2$Linux_X86_64 LibreOffice_project/20$Build-2</meta:generator>
  </office:meta>
</office:document-meta>
</file>